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bligaciones Financier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3"/>
          <table:table-cell table:style-name="ce19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OBLIGACIONES FINANCIERAS CORTO PLAZO" calcext:value-type="string">
            <text:p><text:s/>OBLIGACIONES FINANCIERAS CORTO PLAZO </text:p>
          </table:table-cell>
          <table:table-cell table:style-name="ce26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80" office:value-type="string" office:string-value="OBLIGACIONES FINANCIERAS CORTO PLAZO" calcext:value-type="string">
            <text:p><text:s/>OBLIGACIONES FINANCIERAS CORTO PLAZO </text:p>
          </table:table-cell>
          <table:table-cell table:style-name="ce137"/>
          <table:table-cell table:style-name="ce142" table:formula="of:=+[.G10]-[.J1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AN006" calcext:value-type="string">
            <text:p><text:s/>BAN006 </text:p>
          </table:table-cell>
          <table:table-cell table:style-name="ce81" office:value-type="string" office:string-value="Banco Pichincha C.A." calcext:value-type="string">
            <text:p><text:s/>Banco Pichincha C.A. </text:p>
          </table:table-cell>
          <table:table-cell table:style-name="ce34"/>
          <table:table-cell table:style-name="ce102" office:value-type="float" office:value="8.82" calcext:value-type="float">
            <text:p>9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8.82" calcext:value-type="float">
            <text:p>9</text:p>
          </table:table-cell>
          <table:table-cell table:style-name="ce10" office:value-type="string" office:string-value="BAN006" calcext:value-type="string">
            <text:p><text:s/>BAN006 </text:p>
          </table:table-cell>
          <table:table-cell table:style-name="ce81" office:value-type="string" office:string-value="Banco Pichincha C.A." calcext:value-type="string">
            <text:p><text:s/>Banco Pichincha C.A.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1]-[.J11]" office:value-type="float" office:value="8.82" calcext:value-type="float">
            <text:p>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AN007" calcext:value-type="string">
            <text:p><text:s/>BAN007 </text:p>
          </table:table-cell>
          <table:table-cell table:style-name="ce81" office:value-type="string" office:string-value="Banco de Guayaquil S. A." calcext:value-type="string">
            <text:p><text:s/>Banco de Guayaquil S. A. </text:p>
          </table:table-cell>
          <table:table-cell table:style-name="ce34"/>
          <table:table-cell table:style-name="ce102" office:value-type="float" office:value="29.73" calcext:value-type="float">
            <text:p>30</text:p>
          </table:table-cell>
          <table:table-cell table:style-name="ce113"/>
          <table:table-cell table:style-name="ce102"/>
          <table:table-cell table:style-name="ce121" table:formula="of:=[.D12]+[.E12]-[.F12]" office:value-type="float" office:value="29.73" calcext:value-type="float">
            <text:p>30</text:p>
          </table:table-cell>
          <table:table-cell table:style-name="ce10" office:value-type="string" office:string-value="BAN007" calcext:value-type="string">
            <text:p><text:s/>BAN007 </text:p>
          </table:table-cell>
          <table:table-cell table:style-name="ce81" office:value-type="string" office:string-value="Banco de Guayaquil S. A." calcext:value-type="string">
            <text:p><text:s/>Banco de Guayaquil S. A.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2]-[.J12]" office:value-type="float" office:value="29.73" calcext:value-type="float">
            <text:p>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Banco del Pacifico" calcext:value-type="string">
            <text:p><text:s/>Banco del Pacifico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3]+[.E13]-[.F13]" office:value-type="float" office:value="0" calcext:value-type="float">
            <text:p>0</text:p>
          </table:table-cell>
          <table:table-cell table:style-name="ce10"/>
          <table:table-cell table:style-name="ce81" office:value-type="string" office:string-value="Banco del Pacifico" calcext:value-type="string">
            <text:p><text:s/>Banco del Pacifico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1"/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TARJETAS DE DEBITO/CREDITOS" calcext:value-type="string">
            <text:p><text:s/>TARJETAS DE DEBITO/CREDITOS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80" office:value-type="string" office:string-value="TARJETAS DE DEBITO/CREDITOS" calcext:value-type="string">
            <text:p><text:s/>TARJETAS DE DEBITO/CREDITOS </text:p>
          </table:table-cell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VCL01" calcext:value-type="string">
            <text:p><text:s/>VCL01 </text:p>
          </table:table-cell>
          <table:table-cell table:style-name="ce81" office:value-type="string" office:string-value="Visa – Mastercard – Banco Pacifico" calcext:value-type="string">
            <text:p><text:s/>Visa – Mastercard – Banco Pacifico </text:p>
          </table:table-cell>
          <table:table-cell table:style-name="ce34"/>
          <table:table-cell table:style-name="ce102" office:value-type="float" office:value="1327.55" calcext:value-type="float">
            <text:p>1,328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1327.55" calcext:value-type="float">
            <text:p>1,328</text:p>
          </table:table-cell>
          <table:table-cell table:style-name="ce10" office:value-type="string" office:string-value="VCL01" calcext:value-type="string">
            <text:p><text:s/>VCL01 </text:p>
          </table:table-cell>
          <table:table-cell table:style-name="ce81" office:value-type="string" office:string-value="Visa – Mastercard – Banco Pacifico" calcext:value-type="string">
            <text:p><text:s/>Visa – Mastercard – Banco Pacifico </text:p>
          </table:table-cell>
          <table:table-cell table:style-name="ce102" office:value-type="float" office:value="3232.47" calcext:value-type="float">
            <text:p>3,232</text:p>
          </table:table-cell>
          <table:table-cell table:style-name="ce142" table:formula="of:=+[.G16]-[.J16]" office:value-type="float" office:value="-1904.92" calcext:value-type="float">
            <text:p>-1,9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American Express" calcext:value-type="string">
            <text:p><text:s/>American Expres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7]+[.E17]-[.F17]" office:value-type="float" office:value="0" calcext:value-type="float">
            <text:p>0</text:p>
          </table:table-cell>
          <table:table-cell table:style-name="ce10"/>
          <table:table-cell table:style-name="ce81" office:value-type="string" office:string-value="American Express" calcext:value-type="string">
            <text:p><text:s/>American Express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DIN003" calcext:value-type="string">
            <text:p><text:s/>DIN003 </text:p>
          </table:table-cell>
          <table:table-cell table:style-name="ce81" office:value-type="string" office:string-value="Diners Club International" calcext:value-type="string">
            <text:p><text:s/>Diners Club International </text:p>
          </table:table-cell>
          <table:table-cell table:style-name="ce34"/>
          <table:table-cell table:style-name="ce102" office:value-type="float" office:value="39.39" calcext:value-type="float">
            <text:p>39</text:p>
          </table:table-cell>
          <table:table-cell table:style-name="ce113"/>
          <table:table-cell table:style-name="ce102"/>
          <table:table-cell table:style-name="ce121" table:formula="of:=[.D18]+[.E18]-[.F18]" office:value-type="float" office:value="39.39" calcext:value-type="float">
            <text:p>39</text:p>
          </table:table-cell>
          <table:table-cell table:style-name="ce10" office:value-type="string" office:string-value="DIN003" calcext:value-type="string">
            <text:p><text:s/>DIN003 </text:p>
          </table:table-cell>
          <table:table-cell table:style-name="ce81" office:value-type="string" office:string-value="Diners Club International" calcext:value-type="string">
            <text:p><text:s/>Diners Club International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8]-[.J18]" office:value-type="float" office:value="39.39" calcext:value-type="float">
            <text:p>3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1"/>
          <table:table-cell table:style-name="ce124"/>
          <table:table-cell table:style-name="ce40"/>
          <table:table-cell table:style-name="ce138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9])" office:value-type="float" office:value="1405.49" calcext:value-type="float">
            <text:p>1,405</text:p>
          </table:table-cell>
          <table:table-cell table:style-name="ce104" table:formula="of:=SUM([.E9:.E19])" office:value-type="float" office:value="0" calcext:value-type="float">
            <text:p>0</text:p>
          </table:table-cell>
          <table:table-cell table:style-name="ce104" table:formula="of:=SUM([.F9:.F19])" office:value-type="float" office:value="0" calcext:value-type="float">
            <text:p>0</text:p>
          </table:table-cell>
          <table:table-cell table:style-name="ce104" table:formula="of:=SUM([.G9:.G19])" office:value-type="float" office:value="1405.49" calcext:value-type="float">
            <text:p>1,405</text:p>
          </table:table-cell>
          <table:table-cell table:style-name="ce43" table:number-columns-repeated="2"/>
          <table:table-cell table:style-name="ce104" table:formula="of:=SUM([.J9:.J19])" office:value-type="float" office:value="3232.47" calcext:value-type="float">
            <text:p>3,232</text:p>
          </table:table-cell>
          <table:table-cell table:style-name="ce144" table:formula="of:=SUM([.K9:.K19])" office:value-type="float" office:value="-1826.98" calcext:value-type="float">
            <text:p>-1,82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7"/>
          <table:table-cell table:style-name="ce11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Obligaciones Financieras</text:p>
          </table:table-cell>
          <table:table-cell table:style-name="ce57"/>
          <table:table-cell table:style-name="ce108" table:formula="of:=SUM([.G10:.G14])" office:value-type="float" office:value="38.55" calcext:value-type="float">
            <text:p>39</text:p>
          </table:table-cell>
          <table:table-cell table:style-name="ce108" table:formula="of:=SUM([.J10:.J14])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Tarjetas de Credito y/o Debito</text:p>
          </table:table-cell>
          <table:table-cell table:style-name="ce57"/>
          <table:table-cell table:style-name="ce108" table:formula="of:=SUM([.G15:.G19])" office:value-type="float" office:value="1366.94" calcext:value-type="float">
            <text:p>1,367</text:p>
          </table:table-cell>
          <table:table-cell table:style-name="ce108" table:formula="of:=SUM([.J15:.J19])" office:value-type="float" office:value="3232.47" calcext:value-type="float">
            <text:p>3,2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25:.D27])" office:value-type="float" office:value="1405.49" calcext:value-type="float">
            <text:p>1,405</text:p>
          </table:table-cell>
          <table:table-cell table:style-name="ce104" table:formula="of:=+SUM([.E25:.E27])" office:value-type="float" office:value="3232.47" calcext:value-type="float">
            <text:p>3,2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/>
      <number:text> de </number:text>
      <number:month number:textual="true"/>
      <number:text> de </number:text>
      <number:year/>
    </number:date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number number:decimal-places="0" loext:min-decimal-places="0" number:min-integer-digits="1"/>
      <style:map style:condition="value()&gt;=0" style:apply-style-name="N147P0"/>
    </number:number-style>
    <number:number-style style:name="N148">
      <number:text>$</number:text>
      <number:number number:decimal-places="0" loext:min-decimal-places="0" number:min-integer-digits="1" number:grouping="true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3" loext:min-decimal-places="3" number:min-integer-digits="1"/>
      <number:text>%</number:text>
    </number:percentage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53">
      <number:day number:style="long"/>
      <number:text>-</number:text>
      <number:month number:textual="true"/>
      <number:text>-</number:text>
      <number:year number:style="long"/>
    </number:date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number:text>-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</number:time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6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 number:decimal-places="1"/>
    </number:time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percentage-style style:name="N174">
      <number:number number:decimal-places="2" loext:min-decimal-places="2" number:min-integer-digits="1"/>
      <number:text> %</number:text>
    </number:percentage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0" loext:min-decimal-places="0" number:min-integer-digits="1"/>
      <number:text> %</number:text>
    </number:percentage-style>
    <number:percentage-style style:name="N179">
      <number:number number:decimal-places="1" loext:min-decimal-places="1" number:min-integer-digits="1"/>
      <number:text>%</number:text>
    </number:percentage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$</number:text>
      <number:number number:decimal-places="0" loext:min-decimal-places="0" number:min-integer-digits="1" number:grouping="true"/>
    </number:number-style>
    <number:number-style style:name="N18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</number:text>
    </number:number-style>
    <number:number-style style:name="N187">
      <number:text>-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-$</number:text>
      <number:number number:decimal-places="2" loext:min-decimal-places="2" number:min-integer-digits="1" number:grouping="true"/>
      <style:map style:condition="value()&gt;=0" style:apply-style-name="N188P0"/>
    </number:number-style>
    <number:time-style style:name="N18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$</number:text>
      <number:number number:decimal-places="2" loext:min-decimal-places="2" number:min-integer-digits="1" number:grouping="true"/>
    </number:number-style>
    <number:number-style style:name="N191">
      <number:text>-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">
      <number:number number:decimal-places="1" loext:min-decimal-places="1" number:min-integer-digits="1" number:grouping="true"/>
    </number:number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1:14:17.8108914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1:28:28.793712533</dc:date>
    <meta:editing-cycles>7</meta:editing-cycles>
    <meta:editing-duration>PT1H10M49S</meta:editing-duration>
    <meta:document-statistic meta:table-count="1" meta:cell-count="106" meta:object-count="0"/>
  </office:meta>
</office:document-meta>
</file>